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dc5" officeooo:paragraph-rsid="0018fdc5"/>
    </style:style>
    <style:style style:name="P2" style:family="paragraph" style:parent-style-name="Standard">
      <style:text-properties officeooo:rsid="001a8a14" officeooo:paragraph-rsid="001a8a14"/>
    </style:style>
    <style:style style:name="P3" style:family="paragraph" style:parent-style-name="Standard">
      <style:text-properties officeooo:rsid="0020bfcf" officeooo:paragraph-rsid="0020bfcf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ão normalizado<text:line-break/><text:line-break/></text:p>
      <text:p text:style-name="P1"><draw:frame draw:style-name="fr2" draw:name="Objeto1" text:anchor-type="paragraph" svg:width="16cm" svg:height="8.99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Normalizado</text:p>
      <text:p text:style-name="P1"/>
      <text:p text:style-name="P1"/>
      <text:p text:style-name="P1"><draw:frame draw:style-name="fr1" draw:name="Objeto2" text:anchor-type="paragraph" svg:width="16cm" svg:height="8.99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to3" text:anchor-type="paragraph" svg:width="16cm" svg:height="8.999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><text:soft-page-break/>Maior quadrado Não normalizado</text:p>
      <text:p text:style-name="P2"/>
      <text:p text:style-name="P2"/>
      <text:p text:style-name="P2"><draw:frame draw:style-name="fr2" draw:name="Objeto4" text:anchor-type="paragraph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Normalizado</text:p>
      <text:p text:style-name="P3"/>
      <text:p text:style-name="P3"/>
      <text:p text:style-name="P3"><draw:frame draw:style-name="fr2" draw:name="Objeto5" text:anchor-type="paragraph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40:24.616447619</meta:creation-date>
    <dc:date>2016-10-11T14:50:07.913703354</dc:date>
    <meta:editing-duration>PT9M42S</meta:editing-duration>
    <meta:editing-cycles>5</meta:editing-cycles>
    <meta:generator>LibreOffice/5.1.4.2$Linux_X86_64 LibreOffice_project/10m0$Build-2</meta:generator>
    <meta:document-statistic meta:table-count="0" meta:image-count="0" meta:object-count="5" meta:page-count="2" meta:paragraph-count="4" meta:word-count="8" meta:character-count="69" meta:non-whitespace-character-count="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935cm" svg:y="4.2cm" style:legend-expansion="high" chart:style-name="ch2"/>
        <chart:plot-area chart:style-name="ch3" chart:data-source-has-labels="both" svg:x="0.319cm" svg:y="0.179cm" svg:width="12.297cm" svg:height="8.641cm">
          <chartooo:coordinate-region svg:x="1.311cm" svg:y="0.3cm" svg:width="11.305cm" svg:height="7.518cm"/>
          <chart:axis chart:dimension="x" chart:name="primary-x" chart:style-name="ch4" chartooo:axis-type="text">
            <chart:categories table:cell-range-address="local-table.$A$2:.$A$1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1" chart:label-cell-address="local-table.$B$1" chart:class="chart:line">
            <chart:data-point chart:repeated="1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.32">
                <text:p>106.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5.48">
                <text:p>245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9.4">
                <text:p>23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1.6">
                <text:p>26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4.68">
                <text:p>284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.48">
                <text:p>310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9.28">
                <text:p>379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2.96">
                <text:p>362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3.12">
                <text:p>363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4.08">
                <text:p>404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5.84">
                <text:p>48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3.28">
                <text:p>463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2.2">
                <text:p>57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9.68">
                <text:p>509.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4.08">
                <text:p>644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3.88">
                <text:p>523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1.96">
                <text:p>501.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5.16">
                <text:p>575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9.56">
                <text:p>599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8.76">
                <text:p>598.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6.88">
                <text:p>586.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1.2">
                <text:p>671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1.88">
                <text:p>611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2.24">
                <text:p>662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5.76">
                <text:p>725.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1.96">
                <text:p>621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4.28">
                <text:p>644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1.76">
                <text:p>521.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7.4">
                <text:p>627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8.6">
                <text:p>568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9.44">
                <text:p>619.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5.96">
                <text:p>605.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6.76">
                <text:p>666.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4.6">
                <text:p>654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1.88">
                <text:p>621.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3.6">
                <text:p>703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4.92">
                <text:p>664.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4.2">
                <text:p>644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1.96">
                <text:p>771.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8.44">
                <text:p>698.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8.4">
                <text:p>718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0.88">
                <text:p>780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2.92">
                <text:p>652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5.12">
                <text:p>725.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9.92">
                <text:p>759.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0.48">
                <text:p>710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3.8">
                <text:p>793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4.88">
                <text:p>684.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8.24">
                <text:p>708.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6.04">
                <text:p>666.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0.24">
                <text:p>720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3.28">
                <text:p>713.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7.64">
                <text:p>767.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31.96">
                <text:p>831.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8.76">
                <text:p>818.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6.52">
                <text:p>776.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7.44">
                <text:p>787.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0.28">
                <text:p>740.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2.4">
                <text:p>762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2.2">
                <text:p>742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3.88">
                <text:p>843.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26.8">
                <text:p>92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3.88">
                <text:p>773.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71.84">
                <text:p>1071.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0.76">
                <text:p>940.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9.44">
                <text:p>1209.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4.84">
                <text:p>1154.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9.64">
                <text:p>1019.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9.92">
                <text:p>989.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8.68">
                <text:p>968.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50.48">
                <text:p>1050.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39.52">
                <text:p>1139.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0.56">
                <text:p>1090.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5.56">
                <text:p>1065.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45.12">
                <text:p>1145.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61.04">
                <text:p>961.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8.08">
                <text:p>888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67.68">
                <text:p>1167.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9.12">
                <text:p>969.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5.72">
                <text:p>995.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5.08">
                <text:p>1295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18.16">
                <text:p>1218.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9.16">
                <text:p>739.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4.8">
                <text:p>1114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5.44">
                <text:p>985.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4.44">
                <text:p>984.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5.56">
                <text:p>935.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89.8">
                <text:p>1289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93.24">
                <text:p>1393.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11.8">
                <text:p>1211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90.04">
                <text:p>1290.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26.16">
                <text:p>1326.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23.28">
                <text:p>1323.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1.04">
                <text:p>1221.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65.84">
                <text:p>1265.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9.44">
                <text:p>1149.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3.92">
                <text:p>1473.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2.88">
                <text:p>1082.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0.6">
                <text:p>1120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65.84">
                <text:p>1365.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27.2">
                <text:p>1227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99.4">
                <text:p>1499.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35.44">
                <text:p>1035.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4.08">
                <text:p>1214.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76.76">
                <text:p>1276.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26.76">
                <text:p>926.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16.72">
                <text:p>1316.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1.96">
                <text:p>1471.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44.32">
                <text:p>1444.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18.88">
                <text:p>1118.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39.12">
                <text:p>1639.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0.64">
                <text:p>1500.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88.96">
                <text:p>1488.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2.76">
                <text:p>1422.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89.96">
                <text:p>1389.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49.4">
                <text:p>1549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46.88">
                <text:p>1446.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1.72">
                <text:p>1401.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49.4">
                <text:p>1549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95.28">
                <text:p>1695.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33.84">
                <text:p>1333.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8.36">
                <text:p>1318.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9.4">
                <text:p>1239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5.28">
                <text:p>1485.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9.64">
                <text:p>1459.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43.48">
                <text:p>1243.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27.68">
                <text:p>1627.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84.52">
                <text:p>1584.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83.72">
                <text:p>1483.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3.4">
                <text:p>1503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96.48">
                <text:p>1496.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83.04">
                <text:p>1283.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1.76">
                <text:p>1471.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29.52">
                <text:p>1329.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82.88">
                <text:p>1382.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27.92">
                <text:p>1527.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15.4">
                <text:p>1515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27.36">
                <text:p>1527.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18.64">
                <text:p>1718.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93.4">
                <text:p>1593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26.04">
                <text:p>1426.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04.36">
                <text:p>1804.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50.72">
                <text:p>1550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935cm" svg:y="4.2cm" style:legend-expansion="high" chart:style-name="ch2"/>
        <chart:plot-area chart:style-name="ch3" chart:data-source-has-labels="both" svg:x="0.319cm" svg:y="0.179cm" svg:width="12.297cm" svg:height="8.641cm">
          <chartooo:coordinate-region svg:x="1.311cm" svg:y="0.3cm" svg:width="11.305cm" svg:height="7.518cm"/>
          <chart:axis chart:dimension="x" chart:name="primary-x" chart:style-name="ch4" chartooo:axis-type="text">
            <chart:categories table:cell-range-address="local-table.$A$2:.$A$1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1" chart:label-cell-address="local-table.$B$1" chart:class="chart:line">
            <chart:data-point chart:repeated="1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.36">
                <text:p>103.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2.64">
                <text:p>282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.28">
                <text:p>282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.12">
                <text:p>321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7.56">
                <text:p>317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1.92">
                <text:p>381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6.24">
                <text:p>356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6.32">
                <text:p>296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8.04">
                <text:p>318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2.48">
                <text:p>362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1.6">
                <text:p>35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7.04">
                <text:p>397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5.88">
                <text:p>355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5.68">
                <text:p>375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4.76">
                <text:p>374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6.44">
                <text:p>356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.04">
                <text:p>398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6.84">
                <text:p>396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0.52">
                <text:p>390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0.48">
                <text:p>410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9.32">
                <text:p>379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7.88">
                <text:p>397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6.08">
                <text:p>446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2.96">
                <text:p>422.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6.8">
                <text:p>546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1.56">
                <text:p>461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.08">
                <text:p>580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7.56">
                <text:p>677.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0.84">
                <text:p>730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8.28">
                <text:p>648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2.48">
                <text:p>662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3.92">
                <text:p>633.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5.84">
                <text:p>665.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2.6">
                <text:p>562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6.24">
                <text:p>566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9.68">
                <text:p>689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2.08">
                <text:p>682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3.64">
                <text:p>613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6.72">
                <text:p>706.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5.8">
                <text:p>665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4.12">
                <text:p>754.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9.32">
                <text:p>759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0.4">
                <text:p>730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2.92">
                <text:p>662.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0.8">
                <text:p>690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0.56">
                <text:p>620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.88">
                <text:p>760.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9.84">
                <text:p>749.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1.88">
                <text:p>841.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7.6">
                <text:p>857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3.4">
                <text:p>823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8.72">
                <text:p>898.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1.28">
                <text:p>801.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3.8">
                <text:p>85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6.48">
                <text:p>806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8.6">
                <text:p>678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4.88">
                <text:p>834.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2.32">
                <text:p>792.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4.56">
                <text:p>874.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4.52">
                <text:p>824.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1.96">
                <text:p>681.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5.84">
                <text:p>735.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8.76">
                <text:p>788.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3.88">
                <text:p>663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7.48">
                <text:p>907.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0.2">
                <text:p>84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8.96">
                <text:p>808.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99.52">
                <text:p>899.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1.84">
                <text:p>861.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7.4">
                <text:p>807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1.4">
                <text:p>761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0.08">
                <text:p>800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9.64">
                <text:p>869.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6.72">
                <text:p>726.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8.72">
                <text:p>798.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1.8">
                <text:p>821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2.64">
                <text:p>992.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8.4">
                <text:p>978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1.08">
                <text:p>921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2.08">
                <text:p>852.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2.64">
                <text:p>912.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7.32">
                <text:p>807.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3.76">
                <text:p>753.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2.64">
                <text:p>912.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4.16">
                <text:p>904.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6.8">
                <text:p>936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9.36">
                <text:p>919.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7.88">
                <text:p>907.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6.8">
                <text:p>776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6.24">
                <text:p>786.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0.28">
                <text:p>800.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5.72">
                <text:p>845.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00.84">
                <text:p>800.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4.04">
                <text:p>904.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7.52">
                <text:p>1037.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8.2">
                <text:p>988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9.12">
                <text:p>1119.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7.56">
                <text:p>1097.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7.88">
                <text:p>1047.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7.52">
                <text:p>1007.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67.88">
                <text:p>1167.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0.72">
                <text:p>920.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50.92">
                <text:p>1150.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11.08">
                <text:p>1211.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8.84">
                <text:p>1108.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86.76">
                <text:p>1286.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3.32">
                <text:p>1193.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7.96">
                <text:p>1217.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23.56">
                <text:p>1123.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3.2">
                <text:p>1343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04.28">
                <text:p>1304.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42.64">
                <text:p>1342.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30.76">
                <text:p>1530.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8.2">
                <text:p>1388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94.48">
                <text:p>1494.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85.28">
                <text:p>1185.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81.56">
                <text:p>1381.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30.44">
                <text:p>1230.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20.04">
                <text:p>1320.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3.2">
                <text:p>1403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89.76">
                <text:p>1289.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20.08">
                <text:p>1520.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66.72">
                <text:p>1366.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05.68">
                <text:p>1305.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93.16">
                <text:p>1293.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12.08">
                <text:p>1212.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28.72">
                <text:p>1628.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4.52">
                <text:p>1374.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25.88">
                <text:p>1425.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24.52">
                <text:p>1324.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82.32">
                <text:p>1382.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6.72">
                <text:p>1446.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74.88">
                <text:p>1174.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78.16">
                <text:p>1378.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46.28">
                <text:p>1346.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39.16">
                <text:p>1339.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4.52">
                <text:p>1484.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25.32">
                <text:p>1225.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32.08">
                <text:p>1332.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32">
                <text:p>14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935cm" svg:y="4.2cm" style:legend-expansion="high" chart:style-name="ch2"/>
        <chart:plot-area chart:style-name="ch3" chart:data-source-has-labels="both" svg:x="0.319cm" svg:y="0.179cm" svg:width="12.297cm" svg:height="8.641cm">
          <chartooo:coordinate-region svg:x="1.311cm" svg:y="0.3cm" svg:width="11.164cm" svg:height="7.517cm"/>
          <chart:axis chart:dimension="x" chart:name="primary-x" chart:style-name="ch4" chartooo:axis-type="text">
            <chart:categories table:cell-range-address="local-table.$A$2:.$A$2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9" chart:label-cell-address="local-table.$B$1" chart:class="chart:line">
            <chart:data-point chart:repeated="2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.36">
                <text:p>103.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2.64">
                <text:p>282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.28">
                <text:p>282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.12">
                <text:p>321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7.56">
                <text:p>317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1.92">
                <text:p>381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6.24">
                <text:p>356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6.32">
                <text:p>296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8.04">
                <text:p>318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2.48">
                <text:p>362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1.6">
                <text:p>35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7.04">
                <text:p>397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5.88">
                <text:p>355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5.68">
                <text:p>375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4.76">
                <text:p>374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6.44">
                <text:p>356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.04">
                <text:p>398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6.84">
                <text:p>396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0.52">
                <text:p>390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0.48">
                <text:p>410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9.32">
                <text:p>379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7.88">
                <text:p>397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6.08">
                <text:p>446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2.96">
                <text:p>422.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6.8">
                <text:p>546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1.56">
                <text:p>461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.08">
                <text:p>580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7.56">
                <text:p>677.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0.84">
                <text:p>730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8.28">
                <text:p>648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2.48">
                <text:p>662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3.92">
                <text:p>633.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5.84">
                <text:p>665.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2.6">
                <text:p>562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6.24">
                <text:p>566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9.68">
                <text:p>689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2.08">
                <text:p>682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3.64">
                <text:p>613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6.72">
                <text:p>706.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5.8">
                <text:p>665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4.12">
                <text:p>754.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9.32">
                <text:p>759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0.4">
                <text:p>730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2.92">
                <text:p>662.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0.8">
                <text:p>690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0.56">
                <text:p>620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.88">
                <text:p>760.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9.84">
                <text:p>749.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1.88">
                <text:p>841.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7.6">
                <text:p>857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3.4">
                <text:p>823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8.72">
                <text:p>898.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1.28">
                <text:p>801.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3.8">
                <text:p>85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6.48">
                <text:p>806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8.6">
                <text:p>678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4.88">
                <text:p>834.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2.32">
                <text:p>792.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4.56">
                <text:p>874.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4.52">
                <text:p>824.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1.96">
                <text:p>681.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5.84">
                <text:p>735.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8.76">
                <text:p>788.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3.88">
                <text:p>663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7.48">
                <text:p>907.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0.2">
                <text:p>84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8.96">
                <text:p>808.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99.52">
                <text:p>899.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1.84">
                <text:p>861.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7.4">
                <text:p>807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1.4">
                <text:p>761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0.08">
                <text:p>800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9.64">
                <text:p>869.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6.72">
                <text:p>726.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8.72">
                <text:p>798.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1.8">
                <text:p>821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2.64">
                <text:p>992.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8.4">
                <text:p>978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1.08">
                <text:p>921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2.08">
                <text:p>852.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2.64">
                <text:p>912.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7.32">
                <text:p>807.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3.76">
                <text:p>753.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2.64">
                <text:p>912.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4.16">
                <text:p>904.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6.8">
                <text:p>936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9.36">
                <text:p>919.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7.88">
                <text:p>907.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6.8">
                <text:p>776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6.24">
                <text:p>786.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0.28">
                <text:p>800.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5.72">
                <text:p>845.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00.84">
                <text:p>800.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4.04">
                <text:p>904.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7.52">
                <text:p>1037.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8.2">
                <text:p>988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9.12">
                <text:p>1119.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7.56">
                <text:p>1097.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7.88">
                <text:p>1047.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7.52">
                <text:p>1007.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67.88">
                <text:p>1167.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0.72">
                <text:p>920.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50.92">
                <text:p>1150.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11.08">
                <text:p>1211.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8.84">
                <text:p>1108.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86.76">
                <text:p>1286.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3.32">
                <text:p>1193.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7.96">
                <text:p>1217.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23.56">
                <text:p>1123.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3.2">
                <text:p>1343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04.28">
                <text:p>1304.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42.64">
                <text:p>1342.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30.76">
                <text:p>1530.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8.2">
                <text:p>1388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94.48">
                <text:p>1494.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85.28">
                <text:p>1185.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81.56">
                <text:p>1381.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30.44">
                <text:p>1230.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20.04">
                <text:p>1320.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3.2">
                <text:p>1403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89.76">
                <text:p>1289.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20.08">
                <text:p>1520.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66.72">
                <text:p>1366.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05.68">
                <text:p>1305.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93.16">
                <text:p>1293.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12.08">
                <text:p>1212.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28.72">
                <text:p>1628.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4.52">
                <text:p>1374.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25.88">
                <text:p>1425.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24.52">
                <text:p>1324.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82.32">
                <text:p>1382.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6.72">
                <text:p>1446.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74.88">
                <text:p>1174.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78.16">
                <text:p>1378.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46.28">
                <text:p>1346.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39.16">
                <text:p>1339.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4.52">
                <text:p>1484.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25.32">
                <text:p>1225.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32.08">
                <text:p>1332.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26.6">
                <text:p>1326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04.2">
                <text:p>1304.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9.52">
                <text:p>1679.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4.28">
                <text:p>1534.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74.8">
                <text:p>1374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79.68">
                <text:p>1379.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24.56">
                <text:p>1524.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06.4">
                <text:p>1306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85.92">
                <text:p>1285.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17.68">
                <text:p>1317.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66.88">
                <text:p>1466.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23.56">
                <text:p>1423.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17.88">
                <text:p>1517.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93.56">
                <text:p>1393.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71.36">
                <text:p>1571.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62.48">
                <text:p>1362.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33.92">
                <text:p>1433.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59.68">
                <text:p>1459.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2.6">
                <text:p>1472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45.76">
                <text:p>1545.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22.92">
                <text:p>1322.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7.68">
                <text:p>1247.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20.04">
                <text:p>1420.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85.68">
                <text:p>1685.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90.04">
                <text:p>1390.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09.08">
                <text:p>1409.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32.6">
                <text:p>1432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0.76">
                <text:p>1470.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67.8">
                <text:p>1367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90.4">
                <text:p>1490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56.32">
                <text:p>1356.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16.32">
                <text:p>1516.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35.4">
                <text:p>1435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54.44">
                <text:p>1554.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90.48">
                <text:p>1790.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64.28">
                <text:p>1564.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00.76">
                <text:p>1600.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47.04">
                <text:p>1547.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67.68">
                <text:p>1467.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05.2">
                <text:p>1405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8.84">
                <text:p>1478.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87.76">
                <text:p>1387.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45.56">
                <text:p>1545.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40.4">
                <text:p>1540.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11.72">
                <text:p>1611.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69.52">
                <text:p>1669.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69.76">
                <text:p>1569.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94.4">
                <text:p>1694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71.52">
                <text:p>1471.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80.88">
                <text:p>1580.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46.16">
                <text:p>1746.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69.04">
                <text:p>1669.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75.6">
                <text:p>1675.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84.4">
                <text:p>1684.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06.08">
                <text:p>1606.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86.28">
                <text:p>1786.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59.64">
                <text:p>1659.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82.92">
                <text:p>1682.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75.68">
                <text:p>1575.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26.24">
                <text:p>1626.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19.6">
                <text:p>1519.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90.4">
                <text:p>1790.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39.24">
                <text:p>1639.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57.12">
                <text:p>1457.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85.36">
                <text:p>1785.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12.8">
                <text:p>1712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48.88">
                <text:p>1948.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96.2">
                <text:p>1896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50.64">
                <text:p>1850.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14.48">
                <text:p>1814.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95.76">
                <text:p>1695.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07.32">
                <text:p>1707.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48.68">
                <text:p>1648.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33.52">
                <text:p>1433.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06.32">
                <text:p>1506.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11.36">
                <text:p>1711.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99.72">
                <text:p>1699.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11.32">
                <text:p>1711.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15.72">
                <text:p>1615.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45.56">
                <text:p>1845.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37.72">
                <text:p>1737.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16.08">
                <text:p>1416.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68.96">
                <text:p>1568.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12.6">
                <text:p>1712.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20.2">
                <text:p>1820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38.2">
                <text:p>1738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64.72">
                <text:p>1464.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95.48">
                <text:p>1695.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77.32">
                <text:p>1577.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85.24">
                <text:p>1485.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63.12">
                <text:p>1463.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10.72">
                <text:p>1810.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17.56">
                <text:p>1417.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55.96">
                <text:p>1355.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524cm" svg:y="4.2cm" style:legend-expansion="high" chart:style-name="ch2"/>
        <chart:plot-area chart:style-name="ch3" chart:data-source-has-labels="both" svg:x="0.319cm" svg:y="0.179cm" svg:width="12.886cm" svg:height="8.641cm">
          <chartooo:coordinate-region svg:x="1.126cm" svg:y="0.3cm" svg:width="12.079cm" svg:height="7.517cm"/>
          <chart:axis chart:dimension="x" chart:name="primary-x" chart:style-name="ch4" chartooo:axis-type="text">
            <chart:categories table:cell-range-address="local-table.$A$2:.$A$1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1" chart:label-cell-address="local-table.$B$1" chart:class="chart:bar"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2">
                <text:p>5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524cm" svg:y="4.2cm" style:legend-expansion="high" chart:style-name="ch2"/>
        <chart:plot-area chart:style-name="ch3" chart:data-source-has-labels="both" svg:x="0.319cm" svg:y="0.179cm" svg:width="12.886cm" svg:height="8.641cm">
          <chartooo:coordinate-region svg:x="1.126cm" svg:y="0.3cm" svg:width="12.079cm" svg:height="7.517cm"/>
          <chart:axis chart:dimension="x" chart:name="primary-x" chart:style-name="ch4" chartooo:axis-type="text">
            <chart:categories table:cell-range-address="local-table.$A$2:.$A$1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1" chart:label-cell-address="local-table.$B$1" chart:class="chart:bar"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2">
                <text:p>5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